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hlavičkaVOP" style:master-page-name="MPF0" style:family="paragraph">
      <style:paragraph-properties>
        <style:tab-stops/>
      </style:paragraph-properties>
    </style:style>
    <style:style style:name="P2" style:parent-style-name="Základnítext" style:family="paragraph">
      <style:paragraph-properties fo:margin-top="0in" fo:margin-bottom="0in"/>
    </style:style>
    <style:style style:name="P3" style:parent-style-name="Základnítext" style:family="paragraph">
      <style:paragraph-properties fo:margin-top="0in" fo:margin-bottom="0in"/>
    </style:style>
    <style:style style:name="P4" style:parent-style-name="Základnítext" style:family="paragraph">
      <style:paragraph-properties fo:margin-top="0in" fo:margin-bottom="0in"/>
    </style:style>
    <style:style style:name="T5" style:parent-style-name="Hypertextovýodkaz" style:family="text">
      <style:text-properties fo:font-size="9pt" style:font-size-asian="9pt"/>
    </style:style>
    <style:style style:name="T6" style:parent-style-name="Standardnípísmoodstavce" style:family="text">
      <style:text-properties fo:language="cs" fo:country="CZ"/>
    </style:style>
    <style:style style:name="T7" style:parent-style-name="Standardnípísmoodstavce" style:family="text">
      <style:text-properties style:font-name-complex="Arial"/>
    </style:style>
    <style:style style:name="T8" style:parent-style-name="Standardnípísmoodstavce" style:family="text">
      <style:text-properties style:font-name-complex="Arial"/>
    </style:style>
    <style:style style:name="T9" style:parent-style-name="Standardnípísmoodstavce" style:family="text">
      <style:text-properties style:font-name-complex="Arial"/>
    </style:style>
    <style:style style:name="T10" style:parent-style-name="Standardnípísmoodstavce" style:family="text">
      <style:text-properties style:font-name-complex="Arial"/>
    </style:style>
    <style:style style:name="T11" style:parent-style-name="Standardnípísmoodstavce" style:family="text">
      <style:text-properties style:font-name-complex="Arial"/>
    </style:style>
    <style:style style:name="T12" style:parent-style-name="Standardnípísmoodstavce" style:family="text">
      <style:text-properties style:font-name-complex="Arial"/>
    </style:style>
    <style:style style:name="T13" style:parent-style-name="Standardnípísmoodstavce" style:family="text">
      <style:text-properties style:font-name-complex="Arial"/>
    </style:style>
    <style:style style:name="T14" style:parent-style-name="Standardnípísmoodstavce" style:family="text">
      <style:text-properties style:font-name-complex="Arial"/>
    </style:style>
    <style:style style:name="T15" style:parent-style-name="Standardnípísmoodstavce" style:family="text">
      <style:text-properties style:font-name-complex="Arial"/>
    </style:style>
    <style:style style:name="T16" style:parent-style-name="Značkapozn.podčarou" style:family="text">
      <style:text-properties style:font-name-complex="Arial"/>
    </style:style>
    <style:style style:name="T17" style:parent-style-name="Standardnípísmoodstavce" style:family="text">
      <style:text-properties fo:language="cs" fo:country="CZ"/>
    </style:style>
    <style:style style:name="T18" style:parent-style-name="Standardnípísmoodstavce" style:family="text">
      <style:text-properties fo:language="cs" fo:country="CZ"/>
    </style:style>
    <style:style style:name="T19" style:parent-style-name="Standardnípísmoodstavce" style:family="text">
      <style:text-properties style:font-name-complex="Arial" fo:language="cs" fo:country="CZ"/>
    </style:style>
    <style:style style:name="P20" style:parent-style-name="podpis" style:family="paragraph">
      <style:text-properties fo:background-color="#FFFF00"/>
    </style:style>
    <style:style style:name="T21" style:parent-style-name="Standardnípísmoodstavce" style:family="text">
      <style:text-properties fo:letter-spacing="0.0555in"/>
    </style:style>
    <style:style style:name="T22" style:parent-style-name="Standardnípísmoodstavce" style:family="text">
      <style:text-properties fo:letter-spacing="0.0555in"/>
    </style:style>
    <style:style style:name="T23" style:parent-style-name="Standardnípísmoodstavce" style:family="text">
      <style:text-properties fo:letter-spacing="0.0555in"/>
    </style:style>
    <style:style style:name="T24" style:parent-style-name="Standardnípísmoodstavce" style:family="text">
      <style:text-properties fo:letter-spacing="0.0138in"/>
    </style:style>
    <style:style style:name="T25" style:parent-style-name="Silné" style:family="text">
      <style:text-properties fo:font-weight="normal" style:font-weight-asian="normal"/>
    </style:style>
    <style:style style:name="T26" style:parent-style-name="Silné" style:family="text">
      <style:text-properties fo:font-weight="normal" style:font-weight-asian="normal"/>
    </style:style>
    <style:style style:name="T27" style:parent-style-name="Silné" style:family="text">
      <style:text-properties fo:font-weight="normal" style:font-weight-asian="normal"/>
    </style:style>
    <style:style style:name="T28" style:parent-style-name="Silné" style:family="text">
      <style:text-properties fo:font-weight="normal" style:font-weight-asian="normal"/>
    </style:style>
    <style:style style:name="T29" style:parent-style-name="Silné" style:family="text">
      <style:text-properties fo:font-weight="normal" style:font-weight-asian="normal"/>
    </style:style>
    <style:style style:name="T30" style:parent-style-name="Silné" style:family="text">
      <style:text-properties fo:font-weight="normal" style:font-weight-asian="normal"/>
    </style:style>
  </office:automatic-styles>
  <office:body>
    <office:text text:use-soft-page-breaks="true">
      <text:p text:style-name="P1">Veřejná ochránkyně práv</text:p>
      <text:p text:style-name="hlavičkaVOP2">Mgr. Anna Šabatová, Ph.D.</text:p>
      <text:p text:style-name="Normální"/>
      <text:p text:style-name="datumaznačka">V Brně dne<text:s/>16. dubna<text:s/>2014</text:p>
      <text:p text:style-name="datumaznačka">Sp. zn.:<text:s/>173/2013/DIS/EN</text:p>
      <text:p text:style-name="P2"/>
      <text:p text:style-name="P3"/>
      <text:p text:style-name="P4">Vážená<text:s/>paní ředitelko,</text:p>
      <text:p text:style-name="Základnítextodsazený">dovoluji si navázat<text:s/>na naše setkání, které se uskutečnilo<text:s/>v Brně<text:s/>na kulatém stolu<text:s/>„Aktuální otázky zacházení<text:s/>s osobami<text:s/>na protialkoholních<text:s/>a protitoxikomanických záchytných stanicích“ dne 19. března 2014,<text:s/>a požádat Vás<text:s/>o písemné<text:s/>stanovisko<text:s/>k otázce nošení pokrývek hlavy<text:s/>při výkonu zdravotnických profesí „ošetřovatel/ka“<text:s/>a „zdravotní bratr/sestra“.</text:p>
      <text:p text:style-name="Základnítextodsazený">Jedním<text:s/>z úkolů veřejného ochránce práv je ochrana obětí diskriminace.<text:s/>V rámci této působnosti se zabývám podnětem<text:s/>ženy (navíc mediálně poměrně známým<text:span text:style-name="Značkapozn.podčarou"><text:note text:note-class="footnote" text:id="_ftn0"><text:note-citation>1</text:note-citation><text:note-body><text:p text:style-name="Textpozn.podčarou"><text:s/><text:a xlink:href="http://www.ceskatelevize.cz/ct24/domaci/249700-muslimky-opustily-ceskou-skolu-zakazovala-jim-nosit-satek/" office:target-frame-name="_top" xlink:show="replace"><text:span text:style-name="T5">http://www.ceskatelevize.cz/ct24/domaci/249700-muslimky-opustily-ceskou-skolu-zakazovala-jim-nosit-satek/</text:span></text:a><text:span text:style-name="T6"><text:s/></text:span></text:p></text:note-body></text:note></text:span>), která namítá diskriminaci<text:s/>z důvodu náboženského vyznání<text:s/>při poskytování vzdělání. Tato žena (původem Somálka<text:s/>a azylantka) začala studovat<text:s/>na pražské střední zdravotnické škole obor „Ošetřovatel“.<text:s/>Ve školním řádu však bylo<text:s/>uvedeno, že je studentům<text:s/>zakázáno nosit pokrývky hlavy. Žena<text:s/>z uvedené školy odešla, neboť je muslimského vyznání<text:s/>a nosí<text:s/>tzv. „hidžáb“.<text:s/>V podnětu uvedla, že<text:s/><text:span text:style-name="T7">nošení<text:s/></text:span><text:span text:style-name="T8">hidžábu</text:span><text:span text:style-name="T9"><text:s/>pro </text:span><text:span text:style-name="T10">ni představuje součást projevu náboženského vyznání,</text:span><text:span text:style-name="T11"><text:s/>k </text:span><text:span text:style-name="T12">němuž se hlásí.</text:span><text:span text:style-name="T13"><text:s/>Vedení střední školy se brání, že žádného studenta nediskriminuje. Školní řád ale zákaz nošení pokrývek hlavy během vyučování<text:s/></text:span><text:span text:style-name="T14">obsahuje</text:span><text:span text:style-name="T15">.</text:span><text:span text:style-name="T16"><text:note text:note-class="footnote" text:id="_ftn1"><text:note-citation>2</text:note-citation><text:note-body><text:p text:style-name="Textpozn.podčarou"><text:s/><text:span text:style-name="T17">Přesné znění je následující: „Žák dobrovolným studiem</text:span><text:span text:style-name="T18"><text:s/>na zdejší škole bere na sebe zodpovědnost:<text:s/></text:span><text:span text:style-name="T19">[…] řídit se pravidly společenského chování a jednání; ve škole se pohybovat bez jakékoliv pokrývky hlavy – při onemocnění je toto ustanovení ošetřeno mimořádným povolením vedením školy.“</text:span></text:p></text:note-body></text:note></text:span></text:p>
      <text:p text:style-name="Základnítextodsazený">Není primárně smyslem mé činnosti vynášet závazná rozhodnutí<text:s/>pro obě strany vzniklého sporu. Žena, která diskriminaci namítá, se může obrátit<text:s/>na obecný<text:s/>soud, který je povolán<text:s/>k tomu, aby potvrdil,<text:s/>či vyvrátil podezření<text:s/>na diskriminaci<text:s/>z důvodu náboženství. Já mohu předběžně zhodnotit, zda<text:s/>existuje<text:s/>dostatek důkazů<text:s/>k tomu, aby<text:s/>žena (žalobkyně) unesla<text:s/>v soudním řízení<text:s/>povinnost tvrzení<text:s/>a povinnost důkazní.<text:s/></text:p>
      <text:p text:style-name="Základnítextodsazený">Má role je spíše doporučující. Pokud<text:s/>jako ochránkyně<text:s/>zjistím, že<text:s/>v oblasti, kde je zakázána diskriminace (např. zaměstnání, vzdělání, zdravotní péče, bydlení),<text:s/>platí<text:s/>navenek<text:s/>neutrální pravidlo (typicky zákaz nošení pokrývek hlavy), které ale může znevýhodnit osoby nesoucí diskriminační znak (zde osoby, které projevují svou víru prostřednictvím ostentativních náboženských symbolů), musím se ptát, zda vzniklé omezení svobody sleduje legitimní cíl.<text:span text:style-name="Značkapozn.podčarou"><text:note text:note-class="footnote" text:id="_ftn2"><text:note-citation>3</text:note-citation><text:note-body><text:p text:style-name="Textpozn.podčarou"><text:s/>Dle čl. 9 Úmluvy o ochraně lidských práv a základních svobod může být takovým legitimním cílem veřejná bezpečnost, ochrana veřejného pořádku, zdraví nebo morálky nebo ochrana práv a svobod jiných.<text:s/></text:p></text:note-body></text:note></text:span><text:s/>Pokud takový<text:s/>cíl existuje, je nutné se ptát, zda<text:s/>k jeho dosažení bylo užito přiměřených<text:s/>a nezbytných prostředků.<text:s/>V případě absolutního zákazu nošení pokrývek hlavy (ať již<text:s/>ve škole či zaměstnání) je<text:s/>namístě zodpovědět klíčovou otázku, zda nebylo možné přijmout jiné mírnější opatření, které by vedlo<text:s/>ke stejnému cíli, ale nenarušilo by samu podstatu náboženského přesvědčení.</text:p>
      <text:soft-page-break/>
      <text:p text:style-name="Základnítextodsazený">Není podle mého názoru pochyb<text:s/>o tom, že<text:s/>v rámci teoretického vyučování<text:s/>na zdravotní škole neexistuje rozumný důvod zakazovat studentům nošení pokrývek hlavy, které jsou vyjádřením jejich náboženského přesvědčení.<text:s/>V případě tělesné výchovy<text:s/>(zde je legitimním cílem ochrana zdraví studenta, případně studentů ostatních)<text:s/>je možné přijmout mírnější opatření<text:s/>a domluvit se<text:s/>na nošení tzv. sportovních forem muslimských šátků.<text:s/></text:p>
      <text:p text:style-name="Základnítextodsazený">Složitější situace může nastat právě<text:s/>při výkonu ošetřovatelské praxe, případně<text:s/>v rámci zaměstnání<text:s/>ve zdravotnickém zařízení.<text:s/>V oblasti zdravotnictví se nabízejí hned dva legitimní cíle,<text:s/>na základě kterých by bylo možné omezit nošení<text:s/>muslimských šátků. Nejčastěji zmiňovaným<text:s/>ze strany dotčené zdravotnické školy<text:s/>je ochrana zdraví pacientů (a dodržení hygienických předpisů)<text:s/>a bezpečnost (např.<text:s/>při manipulaci se zdravotnickými přístroji).<text:s/></text:p>
      <text:p text:style-name="Základnítextodsazený">Jelikož<text:s/>z pozice ochránkyně nedohlédnu veškeré možné situace<text:s/>a praktické<text:s/>možnosti řešení,<text:s/>obracím se<text:s/>na Vás, vážená paní ředitelko, neboť bych se ráda<text:s/>od Vás dozvěděla, jak<text:s/>na situaci nahlížíte<text:s/>a jaké máte případně<text:s/>s nošením<text:s/>muslimských<text:s/>šátků (a obecněji pokrývek hlavy)<text:s/>v oblasti zdravotnictví zkušenosti. Jelikož<text:s/>s manželem navštěvuji Všeobecnou fakultní nemocnici<text:s/>v Praze, vím, že<text:s/>tamější<text:s/>zdravotní pracovnice pokrývky hlavy<text:s/>občas<text:s/>nosí.<text:s/>Budu samozřejmě ráda, pokud mi zprostředkujete pohled nejen svůj, ale<text:s/>i širší názor obce lékařů<text:s/>a zdravotních sester, případně je-li některá<text:s/>z uvedených obcí názorově rozpolcena.<text:s/>Existují-li<text:s/>k uvedené problematice<text:s/>i nějaké písemné materiály, budu ráda, pokud mi je zašlete se stanoviskem.</text:p>
      <text:p text:style-name="Základnítextodsazený">Budete-li chtít<text:s/>k uvedené problematice více informací, můžete se<text:s/>na mě<text:s/>pochopitelně<text:s/>kdykoliv obrátit. Vámi poskytnuté informace použiji<text:s/>pro formulaci doporučení, které hodlám<text:s/>v nejbližších měsících vydat. Doporučení zašlu<text:s/>k Vašim rukám. Přípravou podkladů<text:s/>k celému případu<text:s/>je pověřena Mgr. Eva Nehudková (tel. č. 542 542 367, e-mail<text:s/><text:a xlink:href="mailto:nehudkova@ochrance.cz" office:target-frame-name="_top" xlink:show="replace"><text:span text:style-name="Hypertextovýodkaz">nehudkova@ochrance.cz</text:span></text:a>), kterou mohou Vaši spolupracovníci kontaktovat.<text:s/></text:p>
      <text:p text:style-name="Základnítextodsazený">Budu Vám vděčna, pokud mi své stanovisko zašlete zhruba<text:s/>do 30 dnů<text:s/>od doručení tohoto dopisu.<text:s/></text:p>
      <text:p text:style-name="Základnítextodsazený">S pozdravem</text:p>
      <text:p text:style-name="P20"/>
      <text:p text:style-name="podpis">Mgr. Anna   <text:span text:style-name="T21">Š</text:span><text:span text:style-name="T22">a</text:span><text:span text:style-name="T23">batov</text:span><text:span text:style-name="T24">á</text:span>,<text:s/>Ph.D.,  v. r.</text:p>
      <text:p text:style-name="podpis">(dopis je opatřen elektronickým podpisem)</text:p>
      <text:p text:style-name="podpis"/>
      <text:p text:style-name="podpis"/>
      <text:p text:style-name="Normální"><text:span text:style-name="T25">Vážená paní</text:span></text:p>
      <text:p text:style-name="Normální"><text:span text:style-name="T26">Mgr. Dana Jurásková, Ph.D., MBA</text:span></text:p>
      <text:p text:style-name="Normální"><text:span text:style-name="T27">ředitelka</text:span></text:p>
      <text:p text:style-name="Normální"><text:span text:style-name="T28">Všeobecná fakultní nemocnice</text:span><text:span text:style-name="T29"><text:s/>v </text:span><text:span text:style-name="T30">Praze</text:span></text:p>
      <text:p text:style-name="Normální">U Nemocnice 2</text:p>
      <text:p text:style-name="Normální">128 08 <text:s/>Praha 2</text:p>
      <text:p text:style-name="Normální"/>
      <text:p text:style-name="kontakt">Údolní 39</text:p>
      <text:p text:style-name="kontakt">602 00 Brno</text:p>
      <text:p text:style-name="kontakt">tel: (+420) 542 542 888, fax: (+420) 542 542 11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Základnítextodsazený" style:next-style-name="Normální" style:default-outline-level="1">
      <style:paragraph-properties fo:keep-with-next="always" fo:text-align="center" fo:text-indent="0in"/>
      <style:text-properties fo:font-weight="bold" style:font-weight-asian="bold" fo:font-size="13pt" style:font-size-asian="13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Základnítextodsazený" style:next-style-name="Normální" style:default-outline-level="3">
      <style:paragraph-properties fo:text-align="start" fo:text-indent="0in"/>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fo:font-size="12pt" style:font-size-asian="12pt" style:font-size-complex="12pt" fo:hyphenate="false"/>
    </style:style>
    <style:style style:name="Standardnípísmoodstavce" style:display-name="Standardní písmo odstavce" style:family="text"/>
    <style:style style:name="Základnítextodsazený" style:display-name="Základní text odsazený" style:family="paragraph" style:parent-style-name="Normální">
      <style:paragraph-properties fo:text-align="justify" fo:margin-top="0.1666in" fo:margin-bottom="0.1666in" fo:text-indent="0.5in"/>
      <style:text-properties fo:hyphenate="false"/>
    </style:style>
    <style:style style:name="Základnítext" style:display-name="Základní text" style:family="paragraph" style:parent-style-name="Normální">
      <style:paragraph-properties fo:margin-top="0.1666in" fo:margin-bottom="0.1666in"/>
      <style:text-properties fo:hyphenate="false"/>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style:text-properties fo:font-size="9pt" style:font-size-asian="9pt" style:font-size-complex="9pt" fo:hyphenate="false"/>
    </style:style>
    <style:style style:name="Značkapozn.podčarou" style:display-name="Značka pozn. pod čarou" style:family="text">
      <style:text-properties style:font-name="Arial" fo:font-weight="normal" style:font-weight-asian="normal" fo:font-style="normal" style:font-style-asian="normal" style:text-line-through-type="none" style:text-position="super 66.6%" fo:font-size="12pt" style:font-size-asian="12pt"/>
    </style:style>
    <style:style style:name="ZákladnítextodsazenýChar" style:display-name="Základní text odsazený Char" style:family="text"/>
    <style:style style:name="Hypertextovýodkaz" style:display-name="Hypertextový odkaz" style:family="text">
      <style:text-properties style:font-name="Arial" fo:color="#0000FF" fo:font-size="12pt" style:font-size-asian="12pt" style:text-underline-type="single" style:text-underline-style="solid" style:text-underline-width="auto" style:text-underline-mode="continuous"/>
    </style:style>
    <style:style style:name="kubikova" style:display-name="kubikova" style:family="text">
      <style:text-properties style:font-name="Trebuchet MS" fo:font-weight="normal" style:font-weight-asian="normal" style:font-weight-complex="normal" fo:font-style="normal" style:font-style-asian="normal" style:font-style-complex="normal" style:text-line-through-type="none" fo:color="#808000" fo:font-size="11pt" style:font-size-asian="11pt" style:font-size-complex="11pt" style:text-underline-type="none"/>
    </style:style>
    <style:style style:name="Silné" style:display-name="Silné" style:family="text">
      <style:text-properties fo:font-weight="bold" style:font-weight-asian="bold" style:font-weight-complex="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Nadpis5Char" style:display-name="Nadpis 5 Char" style:family="text">
      <style:text-properties style:font-name="Calibri" fo:font-weight="bold" style:font-weight-asian="bold" style:font-weight-complex="bold" fo:font-style="italic" style:font-style-asian="italic" style:font-style-complex="italic" fo:font-size="13pt" style:font-size-asian="13pt" style:font-size-complex="13pt"/>
    </style:style>
    <style:style style:name="Zvýraznění" style:display-name="Zvýraznění" style:family="text">
      <style:text-properties fo:font-style="italic" style:font-style-asian="italic" style:font-style-complex="italic"/>
    </style:style>
    <style:style style:name="ZákladnítextChar" style:display-name="Základní text Char" style:family="text" style:parent-style-name="Standardnípísmoodstavce"/>
    <style:style style:name="Textpozn.podčarouChar" style:display-name="Text pozn. pod čarou Char" style:family="text">
      <style:text-properties fo:font-size="9pt" style:font-size-asian="9pt" style:font-size-complex="9pt"/>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Nadpis1Char" style:display-name="Nadpis 1 Char" style:family="text">
      <style:text-properties fo:font-weight="bold" style:font-weight-asian="bold" fo:font-size="13pt" style:font-size-asian="13pt" style:font-size-complex="13pt"/>
    </style:style>
    <style:style style:name="Seznam" style:display-name="Seznam" style:family="paragraph" style:parent-style-name="Normální" style:list-style-name="LFO16">
      <style:paragraph-properties fo:text-align="justify" fo:margin-top="0.0833in" fo:margin-bottom="0.0833in" fo:text-indent="-0.5in"/>
      <style:text-properties fo:hyphenate="false"/>
    </style:style>
    <style:style style:name="ZáhlavíChar" style:display-name="Záhlaví Char" style:family="text">
      <style:text-properties fo:font-size="12pt" style:font-size-asian="12pt" style:font-size-complex="12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2pt" style:font-size-asian="12pt" style:font-size-complex="12pt"/>
    </style:style>
    <style:style style:name="Číslovanýseznam" style:display-name="Číslovaný seznam" style:family="paragraph" style:parent-style-name="Normální" style:list-style-name="LFO18">
      <style:paragraph-properties fo:text-align="justify" fo:margin-top="0.0833in" fo:margin-bottom="0.0833in" fo:margin-left="0.4923in" fo:text-indent="-0.4923in">
        <style:tab-stops/>
      </style:paragraph-properties>
      <style:text-properties fo:hyphenate="false"/>
    </style:style>
    <style:style style:name="datumaznačka" style:display-name="datum a značka" style:family="paragraph" style:parent-style-name="Normální">
      <style:paragraph-properties style:text-autospace="none" fo:margin-left="4.0361in">
        <style:tab-stops/>
      </style:paragraph-properties>
      <style:text-properties fo:hyphenate="false"/>
    </style:style>
    <style:style style:name="hlavičkaVOP" style:display-name="hlavička VOP" style:family="paragraph" style:parent-style-name="Normální" style:next-style-name="hlavičkaVOP2">
      <style:paragraph-properties fo:margin-right="3.6402in">
        <style:tab-stops>
          <style:tab-stop style:type="left" style:position="2.7562in"/>
          <style:tab-stop style:type="left" style:position="3.2486in"/>
        </style:tab-stops>
      </style:paragraph-properties>
      <style:text-properties style:font-name-complex="Arial" fo:font-weight="bold" style:font-weight-asian="bold" style:font-weight-complex="bold" fo:font-style="italic" style:font-style-asian="italic" style:font-style-complex="italic" fo:font-size="16pt" style:font-size-asian="16pt" style:font-size-complex="16pt" fo:hyphenate="false"/>
    </style:style>
    <style:style style:name="hlavičkaVOP2" style:display-name="hlavička VOP 2" style:family="paragraph" style:parent-style-name="Normální" style:next-style-name="Normální">
      <style:paragraph-properties fo:margin-right="3.5423in"/>
      <style:text-properties style:font-name-complex="Arial" fo:font-style="italic" style:font-style-asian="italic" style:font-style-complex="italic" fo:font-size="16pt" style:font-size-asian="16pt" style:font-size-complex="16pt" fo:hyphenate="false"/>
    </style:style>
    <style:style style:name="hlavičkaZVOP" style:display-name="hlavička ZVOP" style:family="paragraph" style:parent-style-name="Normální" style:next-style-name="hlavičkaZVOP2">
      <style:paragraph-properties fo:margin-right="2.559in"/>
      <style:text-properties fo:font-weight="bold" style:font-weight-asian="bold" fo:font-style="italic" style:font-style-asian="italic" fo:font-size="16pt" style:font-size-asian="16pt" fo:hyphenate="false"/>
    </style:style>
    <style:style style:name="hlavičkaZVOP2" style:display-name="hlavička ZVOP 2" style:family="paragraph" style:parent-style-name="Normální" style:next-style-name="Normální">
      <style:paragraph-properties fo:text-align="center" fo:margin-right="2.6562in"/>
      <style:text-properties fo:font-style="italic" style:font-style-asian="italic" fo:font-size="16pt" style:font-size-asian="16pt" fo:hyphenate="false"/>
    </style:style>
    <style:style style:name="kontakt" style:display-name="kontakt" style:family="paragraph" style:parent-style-name="Normální">
      <style:paragraph-properties fo:text-align="center"/>
      <style:text-properties fo:font-size="9pt" style:font-size-asian="9pt" style:font-size-complex="10pt" fo:hyphenate="false"/>
    </style:style>
    <style:style style:name="zákoncitace" style:display-name="zákon (citace)" style:family="paragraph" style:parent-style-name="Normální">
      <style:paragraph-properties fo:text-align="justify"/>
      <style:text-properties fo:font-style="italic" style:font-style-asian="italic" fo:font-size="11pt" style:font-size-asian="11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1pt" style:font-size-asian="11pt" fo:hyphenate="false"/>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Arial" fo:font-weight="normal" style:font-weight-asian="normal" fo:font-style="normal" style:font-style-asian="normal" fo:font-size="12pt" style:font-size-asian="12pt"/>
    </style:style>
    <style:style style:name="WW_CharLFO6LVL1" style:family="text">
      <style:text-properties fo:font-weight="bold" style:font-weight-asian="bold"/>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Arial" fo:font-weight="normal" style:font-weight-asian="normal" fo:font-style="normal" style:font-style-asian="normal" fo:font-size="12pt" style:font-size-asian="12pt"/>
    </style:style>
    <style:style style:name="WW_CharLFO13LVL1" style:family="text">
      <style:text-properties fo:font-size="12pt" style:font-size-asian="12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Arial" fo:font-weight="normal" style:font-weight-asian="normal" fo:font-style="normal" style:font-style-asian="normal" fo:font-size="12pt" style:font-size-asian="12pt"/>
    </style: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subject/>
    <meta:initial-creator>polak</meta:initial-creator>
    <dc:creator>Bádrová Pavlína Mgr.</dc:creator>
    <meta:creation-date>2017-05-12T08:03:00Z</meta:creation-date>
    <dc:date>2017-05-12T08:03:00Z</dc:date>
    <meta:print-date>2014-04-16T07:58:00Z</meta:print-date>
    <meta:template xlink:href="dopis-VOPaZVOP" xlink:type="simple"/>
    <meta:editing-cycles>2</meta:editing-cycles>
    <meta:editing-duration>PT0S</meta:editing-duration>
    <meta:user-defined meta:name="ContentTypeId">0x010100D3A71DC738674B4893D02C4CA0E22FAC</meta:user-defined>
    <meta:document-statistic meta:page-count="2" meta:paragraph-count="9" meta:word-count="708" meta:character-count="4881" meta:row-count="34" meta:non-whitespace-character-count="4182"/>
  </office:meta>
</office:document-meta>
</file>